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dNotification.setName( @ Nullable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Notification.setNotificationType( String notific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Notification.setNotificationTypes( @ Nullable String ... notification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Notifica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Notification.getNotificatio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Notification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Notification.setDescription( @ Nullable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